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edEndpointConnectionManager.openConnec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nnotatedEndpointConnectionManager.setTaskExecutor( TaskExecutor task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edEndpointConnectionManager.closeConn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notatedEndpointConnectionManager.setWebSocketContainer( WebSocketContainer webSocket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ndpointConnectionManager.isConnec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edEndpointConnectionManager.getTask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ndpointConnectionManager.getWebSock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ndpointConnectionManager.setBeanFactory( BeanFactory bea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ndpointConnectionManager.AnnotatedEndpointConnectionManager( Class &lt; ? &gt; endpointClass , String uriTemplate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ndpointConnectionManager.AnnotatedEndpointConnectionManager( Object endpoint , String uriTemplate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